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tyle="italic" fo:font-weight="bold" officeooo:rsid="00055471" officeooo:paragraph-rsid="00055471"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fo:font-style="italic" fo:font-weight="bold" officeooo:rsid="0006cd9e" officeooo:paragraph-rsid="0006cd9e"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normal" fo:font-weight="normal" officeooo:rsid="00055471" officeooo:paragraph-rsid="00055471"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fo:font-weight="normal" officeooo:rsid="0006bcb8" officeooo:paragraph-rsid="0006bcb8" style:font-style-asian="normal" style:font-weight-asian="normal" style:font-style-complex="normal" style:font-weight-complex="normal"/>
    </style:style>
    <style:style style:name="P5" style:family="paragraph" style:parent-style-name="Standard" style:list-style-name="L1">
      <style:paragraph-properties fo:text-align="start" style:justify-single-word="false"/>
      <style:text-properties fo:font-style="normal" fo:font-weight="bold" officeooo:rsid="00055471" officeooo:paragraph-rsid="00055471"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bold" officeooo:rsid="00055471" officeooo:paragraph-rsid="00055471"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officeooo:rsid="0006bcb8" officeooo:paragraph-rsid="0006bcb8"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Νίκος Κουτσοβασίλης ΣΥΣΠΡΟ ΠΡΟΤΖΕΚΤ 1</text:p>
      <text:p text:style-name="P2">1115201500076</text:p>
      <text:p text:style-name="P3"/>
      <text:p text:style-name="P3">Για το compilation υπάρχει Makefile. Ενδεικτικά:</text:p>
      <text:list xml:id="list3114370315" text:style-name="L1">
        <text:list-item>
          <text:p text:style-name="P5">make</text:p>
        </text:list-item>
        <text:list-item>
          <text:p text:style-name="P5">./minisearch -i fullDataset/smallDataset.txt -k 3</text:p>
        </text:list-item>
        <text:list-item>
          <text:p text:style-name="P5">make clean</text:p>
        </text:list-item>
      </text:list>
      <text:p text:style-name="P6"/>
      <text:p text:style-name="P3">Για το Trie χρησιμοποιώ τις δομές t_node (trie node) και p_list (postings list). Ώς map χρησιμοποιώ <text:s/>ένα από πίνακα δυναμικά δεσμευμένο όπως προτείνεται.</text:p>
      <text:p text:style-name="P3"/>
      <text:p text:style-name="P3">Για την εκτύπωση τον top-K αποτελεσμάτων χρησιμοιώ την δομή maxHeap(Priority Queue).</text:p>
      <text:p text:style-name="P4">Τον κώδικα για τον Heap τον επαναχρησιμοποιώ καθώς ήταν στις σημειώσεις του κ. Κουμπαράκη στο μάθημα των Δομών Δεδομένων. Έχουν γίνει οι κατάλληλες τροποποιήσεις για τις ανάγκες τις άσκησης (πχ αντί για int, ο heap αποθηκεύει μία δομή Pair η οποία περιέχει το id του κειμένου καθώς και το σκορ του.</text:p>
      <text:p text:style-name="P4"/>
      <text:p text:style-name="P4">Στην υλοποίησή μου χρησιμοποιώ τις εξής globals:</text:p>
      <text:p text:style-name="P4"/>
      <text:p text:style-name="P7">uint N; <text:s text:c="4"/>// Number of texts</text:p>
      <text:p text:style-name="P7">uint *D; <text:s text:c="3"/>// Array with the number of words from each text</text:p>
      <text:p text:style-name="P7">struct t_node *t; <text:s/>// Trie root node</text:p>
      <text:p text:style-name="P7">char **str; // the map to the texts</text:p>
      <text:p text:style-name="P7"/>
      <text:p text:style-name="P4">οι οποίες χρησιμεύουν στο να μην παιρνάω συνέχεια τις ίδιες μεταβλητές σαν ορίσματα σε συναρτήσεις, καθώς τα συγκεκριμένα δημιουργούνται στην εκκίνηση της εφαρμογής και την πληροφορία την χρειάζόμαστε μέχρι την έξοδο από αυτή.</text:p>
      <text:p text:style-name="P4"/>
      <text:p text:style-name="P4">Για τις συναρτήσεις που έφτιαξα υπάρχουν σχόλια εντός του κώδικ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20:57:03.963850075</meta:creation-date>
    <dc:date>2018-03-18T21:14:45.980105853</dc:date>
    <meta:editing-duration>PT7M31S</meta:editing-duration>
    <meta:editing-cycles>2</meta:editing-cycles>
    <meta:generator>LibreOffice/5.4.5.1$Linux_X86_64 LibreOffice_project/40m0$Build-1</meta:generator>
    <meta:document-statistic meta:table-count="0" meta:image-count="0" meta:object-count="0" meta:page-count="1" meta:paragraph-count="16" meta:word-count="191" meta:character-count="1199" meta:non-whitespace-character-count="1018"/>
  </office:meta>
</office:document-meta>
</file>